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2c09"/>
    </style:style>
    <style:style style:name="P2" style:family="paragraph" style:parent-style-name="Standard">
      <style:paragraph-properties fo:text-align="justify" style:justify-single-word="false"/>
      <style:text-properties officeooo:paragraph-rsid="00623a24"/>
    </style:style>
    <style:style style:name="P3" style:family="paragraph" style:parent-style-name="Standard">
      <style:text-properties officeooo:paragraph-rsid="001e2c09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d1f26" officeooo:paragraph-rsid="0029174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d1f26" officeooo:paragraph-rsid="00623a2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f6b64" officeooo:paragraph-rsid="00336d8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f6b64" officeooo:paragraph-rsid="0057a63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f6b64" officeooo:paragraph-rsid="00623a2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eaef3" officeooo:paragraph-rsid="003eaef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0f77f" officeooo:paragraph-rsid="0029174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0f77f" officeooo:paragraph-rsid="00623a2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5eb51f" officeooo:paragraph-rsid="005eb51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5eb51f" officeooo:paragraph-rsid="00623a2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66d81a" officeooo:paragraph-rsid="0066d81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67e60d" officeooo:paragraph-rsid="0067e60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f6b64" officeooo:paragraph-rsid="003eaef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f6b64" officeooo:paragraph-rsid="0057a63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f6b64" officeooo:paragraph-rsid="003f2bc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f6b64" officeooo:paragraph-rsid="00623a2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f2bc3" officeooo:paragraph-rsid="0057a63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f2bc3" officeooo:paragraph-rsid="003f2bc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f2bc3" officeooo:paragraph-rsid="00623a2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officeooo:paragraph-rsid="005ad343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paragraph-rsid="00623a24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336d82" officeooo:paragraph-rsid="002bff0c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336d82" officeooo:paragraph-rsid="00623a24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9pt" officeooo:rsid="0021674c" officeooo:paragraph-rsid="0055bc6e" style:font-size-asian="7.84999990463257pt" style:font-size-complex="9pt"/>
    </style:style>
    <style:style style:name="P28" style:family="paragraph" style:parent-style-name="Standard">
      <style:paragraph-properties fo:text-align="justify" style:justify-single-word="false"/>
      <style:text-properties fo:font-size="9pt" officeooo:rsid="0021674c" officeooo:paragraph-rsid="00336d82" style:font-size-asian="7.84999990463257pt" style:font-size-complex="9pt"/>
    </style:style>
    <style:style style:name="P29" style:family="paragraph" style:parent-style-name="Standard">
      <style:paragraph-properties fo:text-align="justify" style:justify-single-word="false"/>
      <style:text-properties fo:font-size="9pt" officeooo:rsid="0021674c" officeooo:paragraph-rsid="00623a24" style:font-size-asian="7.84999990463257pt" style:font-size-complex="9pt"/>
    </style:style>
    <style:style style:name="P30" style:family="paragraph" style:parent-style-name="Standard">
      <style:paragraph-properties fo:text-align="justify" style:justify-single-word="false"/>
      <style:text-properties fo:font-size="9pt" officeooo:rsid="0059cee5" officeooo:paragraph-rsid="0059cee5" style:font-size-asian="7.84999990463257pt" style:font-size-complex="9pt"/>
    </style:style>
    <style:style style:name="P31" style:family="paragraph" style:parent-style-name="Standard">
      <style:paragraph-properties fo:text-align="justify" style:justify-single-word="false"/>
      <style:text-properties fo:font-size="9pt" officeooo:rsid="0059cee5" officeooo:paragraph-rsid="00623a24" style:font-size-asian="7.84999990463257pt" style:font-size-complex="9pt"/>
    </style:style>
    <style:style style:name="P32" style:family="paragraph" style:parent-style-name="Standard">
      <style:text-properties officeooo:rsid="0059c8d8" officeooo:paragraph-rsid="0059c8d8"/>
    </style:style>
    <style:style style:name="P33" style:family="paragraph" style:parent-style-name="Standard">
      <style:text-properties officeooo:rsid="0059c8d8" officeooo:paragraph-rsid="00623a24"/>
    </style:style>
    <style:style style:name="P34" style:family="paragraph" style:parent-style-name="Standard">
      <style:text-properties officeooo:paragraph-rsid="00623a24"/>
    </style:style>
    <style:style style:name="P35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ru" fo:country="RU" fo:font-weight="normal" officeooo:rsid="003eaef3" officeooo:paragraph-rsid="00623a2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ru" fo:country="RU" fo:font-weight="normal" officeooo:rsid="003eaef3" officeooo:paragraph-rsid="007129c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f2bc3" officeooo:paragraph-rsid="00623a2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f2bc3" officeooo:paragraph-rsid="007129ca" style:font-size-asian="14pt" style:font-weight-asian="bold" style:font-size-complex="14pt" style:font-weight-complex="bold"/>
    </style:style>
    <style:style style:name="T1" style:family="text">
      <style:text-properties officeooo:rsid="0036127c"/>
    </style:style>
    <style:style style:name="T2" style:family="text">
      <style:text-properties officeooo:rsid="003c0784"/>
    </style:style>
    <style:style style:name="T3" style:family="text">
      <style:text-properties officeooo:rsid="003eaef3"/>
    </style:style>
    <style:style style:name="T4" style:family="text">
      <style:text-properties officeooo:rsid="003f2bc3"/>
    </style:style>
    <style:style style:name="T5" style:family="text">
      <style:text-properties fo:font-weight="bold" officeooo:rsid="003c0784" style:font-weight-asian="bold" style:font-weight-complex="bold"/>
    </style:style>
    <style:style style:name="T6" style:family="text">
      <style:text-properties fo:font-weight="bold" officeooo:rsid="003eaef3" style:font-weight-asian="bold" style:font-weight-complex="bold"/>
    </style:style>
    <style:style style:name="T7" style:family="text">
      <style:text-properties fo:font-weight="bold" officeooo:rsid="0057a637" style:font-weight-asian="bold" style:font-weight-complex="bold"/>
    </style:style>
    <style:style style:name="T8" style:family="text">
      <style:text-properties fo:font-weight="bold" officeooo:rsid="0060540b" style:font-weight-asian="bold" style:font-weight-complex="bold"/>
    </style:style>
    <style:style style:name="T9" style:family="text">
      <style:text-properties fo:font-weight="bold" officeooo:rsid="006b83ca" style:font-weight-asian="bold" style:font-weight-complex="bold"/>
    </style:style>
    <style:style style:name="T10" style:family="text">
      <style:text-properties fo:font-weight="bold" officeooo:rsid="006d6fa3" style:font-weight-asian="bold" style:font-weight-complex="bold"/>
    </style:style>
    <style:style style:name="T11" style:family="text">
      <style:text-properties fo:font-weight="bold" officeooo:rsid="006ef32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49907f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4b6813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4cebbc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4e8fb7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55bc6e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59cee5" style:font-weight-asian="normal" style:font-weight-complex="normal"/>
    </style:style>
    <style:style style:name="T19" style:family="text">
      <style:text-properties officeooo:rsid="0051e844"/>
    </style:style>
    <style:style style:name="T20" style:family="text">
      <style:text-properties officeooo:rsid="0020af2d"/>
    </style:style>
    <style:style style:name="T21" style:family="text">
      <style:text-properties fo:language="ru" fo:country="RU" fo:font-weight="normal" officeooo:rsid="001d1f26" style:font-weight-asian="normal" style:font-weight-complex="normal"/>
    </style:style>
    <style:style style:name="T22" style:family="text">
      <style:text-properties officeooo:rsid="0059cee5"/>
    </style:style>
    <style:style style:name="T23" style:family="text">
      <style:text-properties officeooo:rsid="0059d3cf"/>
    </style:style>
    <style:style style:name="T24" style:family="text">
      <style:text-properties officeooo:rsid="005eb51f"/>
    </style:style>
    <style:style style:name="T25" style:family="text">
      <style:text-properties officeooo:rsid="0020f77f"/>
    </style:style>
    <style:style style:name="T26" style:family="text">
      <style:text-properties officeooo:rsid="0060540b"/>
    </style:style>
    <style:style style:name="T27" style:family="text">
      <style:text-properties officeooo:rsid="00623a24"/>
    </style:style>
    <style:style style:name="T28" style:family="text">
      <style:text-properties officeooo:rsid="0062bd8c"/>
    </style:style>
    <style:style style:name="T29" style:family="text">
      <style:text-properties officeooo:rsid="0067e60d"/>
    </style:style>
    <style:style style:name="T30" style:family="text">
      <style:text-properties officeooo:rsid="00701677"/>
    </style:style>
    <style:style style:name="T31" style:family="text">
      <style:text-properties style:text-line-through-style="solid" style:text-line-through-type="single" officeooo:rsid="00701677"/>
    </style:style>
    <style:style style:name="T32" style:family="text">
      <style:text-properties style:text-line-through-style="solid" style:text-line-through-type="single" officeooo:rsid="0074c75d"/>
    </style:style>
    <style:style style:name="T33" style:family="text">
      <style:text-properties officeooo:rsid="0074c7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11"/></text:p>
      <text:p text:style-name="P32">Докладная записка <text:s text:c="95"/>Главному инженеру</text:p>
      <text:p text:style-name="P32"><text:span text:style-name="T23">25</text:span>.08.2020 №____ <text:s text:c="96"/><text:span text:style-name="T22">ПУ "Браславгаз"</text:span></text:p>
      <text:p text:style-name="P3"><text:s text:c="128"/><text:span text:style-name="T24">Дащёнку В.И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 text:c="57"/></text:p>
      <text:p text:style-name="P23"><text:span text:style-name="T20"><text:tab/>В связи модорнизации телеметрии ПГРП ПУ "Браславгаз" просит Вас внести изменения в ПСД по <text:s/>трем объектам:</text:span><text:span text:style-name="T21"> <text:s text:c="7"/></text:span></text:p>
      <text:p text:style-name="P4"><text:span text:style-name="T1">1.</text:span> «<text:span text:style-name="T2">02.330-18. «Телеметрия ПГРП №1, г. Миорского района».</text:span></text:p>
      <text:p text:style-name="P10"><text:span text:style-name="T1">2</text:span>. «<text:span text:style-name="T2">02.331-18. «Телеметрия ПГРП №2, г. Миорского района».</text:span></text:p>
      <text:p text:style-name="P12">3.<text:span text:style-name="T25">«02.331-18. «Телеметрия ПГРП №</text:span>1<text:span text:style-name="T25">, г. </text:span>Шарковщинского<text:span text:style-name="T25"> района».</text:span></text:p>
      <text:p text:style-name="P6"><text:tab/> <text:s text:c="13"/><text:span text:style-name="T5">Раздел ТЛМ (том2 книга 3) внести изменения:</text:span></text:p>
      <text:p text:style-name="P7">-<text:span text:style-name="T2">Кабель для передачи электрических сигналов с медными жилами экранированный, бронированный, марки МКЭКШВ сечением 2х2х1,5 </text:span></text:p>
      <text:p text:style-name="P7"><text:span text:style-name="T2">-</text:span><text:span text:style-name="T6">необходимо заменить на кабель МКЭШ</text:span><text:span text:style-name="T8">КШВ</text:span><text:span text:style-name="T6"> сечением </text:span><text:span text:style-name="T8">2х2х</text:span><text:span text:style-name="T6">0,75 так как для коммутирования датчиков гибкий в монтаже болтовых и винтовых соединений</text:span><text:span text:style-name="T7">;</text:span></text:p>
      <text:p text:style-name="P16"/>
      <text:p text:style-name="P9">-Кабель контрольный с медными жилами, марки КВВГ сечением 4х1,5 </text:p>
      <text:p text:style-name="P20">-необходимо заменить на <text:s/>кабель <text:span text:style-name="T26">КВВГ</text:span> сечением <text:span text:style-name="T26">4</text:span>х<text:span text:style-name="T19">0</text:span>,<text:span text:style-name="T19">75 так как для коммутирования датчиков гибкий в монтаже болтовых и винтовых соединений;</text:span></text:p>
      <text:p text:style-name="P16"><text:tab/></text:p>
      <text:p text:style-name="P16">-<text:span text:style-name="T3">Добавить металлорукав <text:s/>в ПВХ изоляции диаметром 10мм длиной 30 метров для сокрытия кабеля выходящего из-за гофрированной трубы к датчикам давления и датчикам ПЗК на редукционной головке.</text:span></text:p>
      <text:p text:style-name="P17"><text:tab/> <text:s text:c="4"/><text:span text:style-name="T4">Раздел АС (том 2 книга2) внести изменения:</text:span></text:p>
      <text:p text:style-name="P16"><text:span text:style-name="T13">-Изменить размер </text:span><text:span text:style-name="T14">(</text:span><text:span text:style-name="T13">Рамы Рм-2</text:span><text:span text:style-name="T14">)</text:span><text:span text:style-name="T13"> под ящик телеметрии так как не <text:s/>соответствует размеры </text:span><text:span text:style-name="T16">рамы </text:span><text:span text:style-name="T13">в проекте с прибывшим ящиком. </text:span><text:span text:style-name="T14">Размеры ящика телеметрии высота 695мм ширина 800мм </text:span><text:span text:style-name="T17">вес:15кг</text:span><text:span text:style-name="T14">. Добавить раму для ящика аккумулятора. Размеры ящика </text:span><text:span text:style-name="T15">для </text:span><text:span text:style-name="T14">аккумулятора высота 625мм ширина 500мм </text:span><text:span text:style-name="T17">вес:32,5</text:span><text:span text:style-name="T18">кг</text:span><text:span text:style-name="T17"> c аккумулятором</text:span><text:span text:style-name="T14">.</text:span></text:p>
      <text:p text:style-name="P21"><text:span text:style-name="T12"><text:tab/></text:span>P.S. В связи с внесёными изменения провести корректировку сметной документации (том 5).</text:p>
      <text:p text:style-name="P18"/>
      <text:p text:style-name="P25"/>
      <text:p text:style-name="P25"><text:span text:style-name="T22">Мастер</text:span> <text:s text:c="112"/><text:span text:style-name="T22">Д.И. Генис</text:span></text:p>
      <text:p text:style-name="P28"/>
      <text:p text:style-name="P27"/>
      <text:p text:style-name="P30"/>
      <text:p text:style-name="P30"/>
      <text:p text:style-name="P30"/>
      <text:p text:style-name="P30">Д.И. Генис +375333347566</text:p>
      <text:p text:style-name="P33"><text:soft-page-break/>Докладная записка <text:s text:c="95"/>Главному инженеру</text:p>
      <text:p text:style-name="P33"><text:span text:style-name="T23">21</text:span>.0<text:span text:style-name="T28">9</text:span>.2020 №____ <text:s text:c="96"/><text:span text:style-name="T22">ПУ "Глубокоегаз"</text:span></text:p>
      <text:p text:style-name="P34"><text:s text:c="128"/><text:span text:style-name="T27">Карандею А.В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"><text:s text:c="57"/></text:p>
      <text:p text:style-name="P24"><text:span text:style-name="T20"><text:tab/>В связи модорнизации телеметрии ГРП ПУ "Глубокоегаз" и в том числе Докшицкий РГС и Поставский РГС просит Вас внести изменения в ПСД по <text:s/>восьми объектам:</text:span><text:span text:style-name="T21"> <text:s text:c="7"/></text:span></text:p>
      <text:p text:style-name="P5"><text:span text:style-name="T1">1.</text:span> <text:span text:style-name="T2">«Телеметрия ПГРП-1в г.Глубокое, ул.Пролетарская».</text:span></text:p>
      <text:p text:style-name="P11"><text:span text:style-name="T1">2</text:span>. <text:span text:style-name="T2">«Телеметрия ГРП-2 в г.Глубокое, ул.Молодежная».</text:span></text:p>
      <text:p text:style-name="P13">3.<text:span text:style-name="T25"> «Телеметрия ГРП-3 в г.Глубокое, ул.Ленина».</text:span></text:p>
      <text:p text:style-name="P14">4. «<text:span text:style-name="T2">Телеметрия ПГРП-1в г.</text:span>Поставы ул.Крупской».</text:p>
      <text:p text:style-name="P14">5. «<text:span text:style-name="T2">Телеметрия ГРП-1 в г.</text:span>Поставы ул.Зеленая».</text:p>
      <text:p text:style-name="P14">6. «<text:span text:style-name="T2">Телеметрия ГРП-</text:span>2 <text:span text:style-name="T2">в г.</text:span>Поставы ул.Космонавтов».</text:p>
      <text:p text:style-name="P14">7. «<text:span text:style-name="T2">Телеметрия ГРП-</text:span>3 <text:span text:style-name="T2">в г.</text:span>Поставы ул.<text:span text:style-name="T29">Юбилейная</text:span>».</text:p>
      <text:p text:style-name="P15">8. «<text:span text:style-name="T2">Телеметрия </text:span>П<text:span text:style-name="T2">ГРП-</text:span>1 <text:span text:style-name="T2">в г.</text:span>Докшицы».</text:p>
      <text:p text:style-name="P15"/>
      <text:p text:style-name="P8"><text:tab/> <text:s text:c="34"/><text:span text:style-name="T5">Раздел ТЛМ <text:s/>внести изменения:</text:span></text:p>
      <text:p text:style-name="P8">-<text:span text:style-name="T2">Кабель для передачи электрических сигналов с поливинилхлоридной изоляцией и оболочкой, марки МКЭШ сечением 2х0,75 </text:span></text:p>
      <text:p text:style-name="P8"><text:span text:style-name="T2">-</text:span><text:span text:style-name="T6">необходимо заменить на кабель МКЭ</text:span><text:span text:style-name="T9">Ш</text:span><text:span text:style-name="T6"> сечением </text:span><text:span text:style-name="T9">3</text:span><text:span text:style-name="T8">х</text:span><text:span text:style-name="T6">0,75 так как для коммутирования </text:span><text:span text:style-name="T10">измерительных преобразователей давления по схеме электрических соединений </text:span><text:span text:style-name="T11">по техническому паспорту две жилы для подключения к контроллеру и одна для заземления</text:span><text:span text:style-name="T7">;</text:span></text:p>
      <text:p text:style-name="P19"/>
      <text:p text:style-name="P35"><text:span text:style-name="T30">-Датчики на ПЗК магнитоконтактные ИО-102-4</text:span> <text:span text:style-name="T30">не являются взрывозащищенными</text:span></text:p>
      <text:p text:style-name="P22">-необходимо заменить на <text:s/><text:span text:style-name="T30">магнитоконтактные взрывозащищенным исполнение ИО102-В3 «Атон»;</text:span></text:p>
      <text:p text:style-name="P22"/>
      <text:p text:style-name="P36"><text:span text:style-name="T30">-Датчики на окрытие дверей в помещение телемеханики и мини-котельной <text:s/>ИО-102-4</text:span> <text:span text:style-name="T30">не являются взрывозащищенными и по техническому паспорту срок службы низкий <text:s/></text:span></text:p>
      <text:p text:style-name="P38">-необходимо заменить на <text:s/><text:span text:style-name="T30">магнитоконтактные взрывозащищенным исполнение ИО102-26/В;</text:span></text:p>
      <text:p text:style-name="P22"><text:span text:style-name="T12"><text:tab/></text:span>P.S. В связи с внесёными изменения провести корректировку сметной документации (том 5).</text:p>
      <text:p text:style-name="P19"/>
      <text:p text:style-name="P26"/>
      <text:p text:style-name="P26"><text:span text:style-name="T22">Мастер</text:span> <text:s text:c="112"/><text:span text:style-name="T22">Д.И. Генис</text:span></text:p>
      <text:p text:style-name="P29"><text:soft-page-break/></text:p>
      <text:p text:style-name="P29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701in" fo:margin-right="0.43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41M42S</meta:editing-duration>
    <meta:editing-cycles>43</meta:editing-cycles>
    <meta:generator>LibreOffice/6.1.5.2$Linux_X86_64 LibreOffice_project/10$Build-2</meta:generator>
    <dc:date>2020-09-21T14:53:23.308025050</dc:date>
    <meta:print-date>2020-08-25T15:06:18.935570079</meta:print-date>
    <meta:document-statistic meta:table-count="0" meta:image-count="0" meta:object-count="0" meta:page-count="3" meta:paragraph-count="43" meta:word-count="397" meta:character-count="4076" meta:non-whitespace-character-count="2639"/>
    <meta:user-defined meta:name="Info 1"/>
    <meta:user-defined meta:name="Info 2"/>
    <meta:user-defined meta:name="Info 3"/>
    <meta:user-defined meta:name="Info 4"/>
  </office:meta>
</office:document-meta>
</file>